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fo:font-weight="bold" style:font-weight-asian="bold" style:font-weight-complex="bold" fo:font-size="14pt" style:font-size-asian="14pt" style:font-size-complex="14pt"/>
    </style:style>
    <style:style style:name="P2" style:parent-style-name="Standard" style:family="paragraph">
      <style:paragraph-properties fo:text-align="center"/>
      <style:text-properties fo:font-weight="bold" style:font-weight-asian="bold" style:font-weight-complex="bold" fo:font-size="14pt" style:font-size-asian="14pt" style:font-size-complex="14pt"/>
    </style:style>
    <style:style style:name="P3" style:parent-style-name="Standard" style:family="paragraph">
      <style:paragraph-properties fo:text-align="center"/>
      <style:text-properties fo:font-weight="bold" style:font-weight-asian="bold" style:font-weight-complex="bold" fo:font-size="14pt" style:font-size-asian="14pt" style:font-size-complex="14pt"/>
    </style:style>
    <style:style style:name="P4" style:parent-style-name="Standard" style:family="paragraph">
      <style:paragraph-properties fo:text-align="center"/>
      <style:text-properties fo:font-weight="bold" style:font-weight-asian="bold" style:font-weight-complex="bold" fo:font-size="14pt" style:font-size-asian="14pt" style:font-size-complex="14pt"/>
    </style:style>
    <style:style style:name="P5" style:parent-style-name="Standard" style:family="paragraph">
      <style:text-properties style:text-underline-type="single" style:text-underline-style="solid" style:text-underline-width="auto" style:text-underline-mode="continuous"/>
    </style:style>
    <style:style style:name="P6" style:parent-style-name="Standard" style:family="paragraph">
      <style:text-properties style:text-underline-type="single" style:text-underline-style="solid" style:text-underline-width="auto" style:text-underline-mode="continuous"/>
    </style:style>
    <style:style style:name="P7" style:parent-style-name="Standard" style:family="paragraph">
      <style:text-properties style:text-underline-type="single" style:text-underline-style="solid" style:text-underline-width="auto" style:text-underline-mode="continuous"/>
    </style:style>
    <style:style style:name="P8" style:parent-style-name="Standard" style:list-style-name="LFO1" style:family="paragraph"/>
    <style:style style:name="P9" style:parent-style-name="Standard" style:list-style-name="LFO1" style:family="paragraph"/>
    <style:style style:name="P10" style:parent-style-name="Standard" style:list-style-name="LFO1" style:family="paragraph"/>
    <style:style style:name="P11" style:parent-style-name="Standard" style:list-style-name="LFO1" style:family="paragraph"/>
    <style:style style:name="P12" style:parent-style-name="Standard" style:list-style-name="LFO1" style:family="paragraph"/>
    <style:style style:name="P13" style:parent-style-name="Standard" style:list-style-name="LFO1" style:family="paragraph"/>
    <style:style style:name="P14" style:parent-style-name="Standard" style:list-style-name="LFO1" style:family="paragraph"/>
    <style:style style:name="P15" style:parent-style-name="Standard" style:list-style-name="LFO1" style:family="paragraph"/>
    <style:style style:name="P16" style:parent-style-name="Standard" style:list-style-name="LFO1" style:family="paragraph"/>
    <style:style style:name="P17" style:parent-style-name="Standard" style:list-style-name="LFO1" style:family="paragraph"/>
  </office:automatic-styles>
  <office:body>
    <office:text text:use-soft-page-breaks="true">
      <text:p text:style-name="P1">COL216 Assignment 5</text:p>
      <text:p text:style-name="P2">Ananjan Nandi (2019CS10325)</text:p>
      <text:p text:style-name="P3">Parth Gupta (2019CS10380)</text:p>
      <text:p text:style-name="P4"/>
      <text:p text:style-name="P5">APPROACH</text:p>
      <text:p text:style-name="Standard">We consider a wait buffer capable of storing 64 requests, i.e. 64 words. This is organised in the form of 8 register files of 8 words each. Each<text:s/>register file has its own read-write port. When the number <text:s/>of cores is less than or equal to 8, we assign one register file to each core. When there are more than 8 cores, we assign register files to the first 8 cores and then keep assigning them as the instructions in the active cores start getting exhausted and rows become available. Requests from multiple cores can be written into the wait buffer in parallel using this method. We also assign an equal number of rows of the DRAM to each core. To make insertion of requests into the buffer fast, the buffer for each core is organised as a stack that grows downwards and a heap that grows upwards. We keep track of the row currently in the row buffer of the DRAM. The requests to this row are stored in the stack<text:s/>and all other requests are stored in the heap. Whenever we receive a new request to this row, the requests is pushed onto the stack and whenever we receive a request to another row, it is pushed onto the heap. This ensures that the stack is temporally sorted and the heap is reverse temporally sorted. Thus, insertion of the request into the wait buffer requires one clock cycle. We have also ensured that lw operations block all affected registers. We have not removed redundant instructions since we have assumed that to be the job of the compiler.</text:p>
      <text:p text:style-name="Standard">All requests to the current row is executed first. Whenever all requests to the current row are exhausted, we have expended some clock cycles deciding the next row to be loaded into the row buffer. Whenever instruction execution is stopped in a core due to a blocking access, we have stored the row on which the blocking access is present. First, we have tried to clear the blocking access by choosing that row for loading into the row buffer. If there are no cores having<text:s/>blocking access, we have chosen the core having maximum number of instructions present in it. In both stages, we have broken ties using a rough metric: the total number of instructions given to a core divided by the number of lw/sw instructions in the core. We have chosen the core with the highest value of this metric in case of ties. When there is no blocking access on any core and the core has been selected, we choose the first request in the buffer of the core according to temporal sorting and start executing it. We only require one clock cycle to determine the next core and row, since all the required values are stored in memory beforehand and a combinational circuit can be implemented to return the required values in one clock cycle. We can do this since there can only be a maximum of 8 requests in a core, so we can use a modified bucketsort to sort them according to the metric, which is calculated for all cores by pre-processing. Once the next core and row is decided, we reorder the buffer for that core<text:s/>by writing the elements to a size 8 buffer and then writing them back in temporal order according to the structure described earlier. This takes no clock cycles if there is only one request (no reordering required) and twice the number of requests in the<text:s/>buffer otherwise.</text:p>
      <text:p text:style-name="Standard">Finally, to further increase throughput we have implemented sw-lw forwarding. Whenever a lw request is raised, we first check if there is a sw request on the same location in the buffer or currently being executed. If there is, we directly return the value for the lw from the stored value of sw in the next clock cycle. This takes no extra cycles since it can be done by adding a few comparators to each register in the wait buffer.</text:p>
      <text:p text:style-name="Standard"/>
      <text:p text:style-name="P6">STRENGTHS AND WEAKNESSES</text:p>
      <text:p text:style-name="Standard">Our approach is extremely efficient with regards to the amount of time wasted in computation by the MRM. Other than reordering, all MRM operations are completed in one clock cycle. By implementing forwarding, we have reduced the number of requests pushed into the wait buffer and significantly increased throughput. We have also managed to implement forwarding without any clock cycle overhead. Another significant advantage is that by using 8 read-write ports, all cores can raise requests to the wait buffer in parallel. We have also given DRAM preference over MRM, which means that if DRAM is idle, MRM will start working on sending the next request to the<text:s/><text:soft-page-break/>DRAM instead of adding new requests to the buffer. This minimises the time DRAM is idle, which improves throughput. Preferentially clearing<text:s/>blocking access also helps instruction execution proceed in parallel with the MRM, and our metric tries to make sure cores having less number of lw/sw requests are cleared first since there is higher probability that they will not get blocked again.</text:p>
      <text:p text:style-name="Standard"/>
      <text:p text:style-name="Standard">Our method also has disadvantages, the most significant of which is that when number of cores is less, most of the wait buffer space is wasted due to our method of assignment. We had to do this because otherwise our approach would have needed 64 read/write ports, which may lead to clashes and is not feasible. Another problem is that our metric is not suitable for programs having loops. This is because there may be lw/sw statements inside the loop, which would mean the actual ratio of lw/sw to total instructions<text:s/>may be less than expected. The best method would have been to maintain the number of requests to each row and choose the row with the most requests in it in case of ties. However, this would have required atleast 1024 extra bytes of memory to maintain the<text:s/>sizes and therefore was not used by us. If a testcase has high value of the metric with all non lw/sw operations already executed then it would not make sense to preferentially execute the requests to that core, since there aren’t many instructions after it anyway. There may also be missed opportunities for forwarding, which would require lookahead. This could have been resolved <text:s/>by dynamically adjusting the metric during execution, however this would require a significant number of clock cycles to recalculate the order of the cores according to the metric, and hence was discarded. Finally, when a core is swapped we do not employ any additional logic to determine which row should be selected for execution and instead select a random row. This was done because otherwise we would atleast need the number of requests pending in a row to decide any metric to choose the row. This was not done by us since it would require an additional pass over the wait buffer for the core, wasting more cycles. There are testcases<text:s/>corresponding to these weaknesses in the submission.</text:p>
      <text:p text:style-name="Standard"/>
      <text:p text:style-name="P7">TESTING STRATEGY</text:p>
      <text:p text:style-name="Standard"/>
      <text:p text:style-name="Standard">We have made testcases which check the following:</text:p>
      <text:list text:style-name="LFO1" text:continue-numbering="true">
        <text:list-item>
          <text:p text:style-name="P8">Blocking: It checks whether lw-lw, lw-sw, lw-command<text:s/>on same register have been correctly implemented as blocking.<text:s/>Also, sw-sw and sw-command are supposed to e non-blocking.<text:s/>We have a testcase explicitly for all possible instances of blocking/non-blocking<text:s/>and forwarding.</text:p>
        </text:list-item>
        <text:list-item>
          <text:p text:style-name="P9">Currow: These tests check that all DRAM instructions of current row and core are executed one after the other, according to our design</text:p>
        </text:list-item>
        <text:list-item>
          <text:p text:style-name="P10">Forwarding: It checks the implementation of forwarding. We forward the value of a register in lw command, if there is an sw command in the queue corresponding to the same address.</text:p>
        </text:list-item>
        <text:list-item>
          <text:p text:style-name="P11">Performance: We have made 2 tests, one contains Fibonacci number generator, and other contains an<text:s/>infinite<text:s/>loop. They help us to estimate throughput over large number of clock cycles.</text:p>
        </text:list-item>
        <text:list-item>
          <text:p text:style-name="P12">Metric: We check<text:s/>that the metric(according to our design) has been correctly implemented.<text:s/>There are numerous tests which check different rules of the metric.</text:p>
        </text:list-item>
        <text:list-item>
          <text:p text:style-name="P13">Error: We have made some tests in which some cores have invalid program. We have ensured that only the faulty programs will terminate and the rest will remain unaffected.</text:p>
        </text:list-item>
        <text:list-item>
          <text:p text:style-name="P14">FiniteBuffer: We have made a test which checks that the buffer size is indeed finite(8 in our design), and no more requests can be queued once the buffer is full.</text:p>
        </text:list-item>
        <text:list-item>
          <text:p text:style-name="P15">MaxCore: Our design supports a maximum of 8 cores. We have made a test to check that there is no trouble with 8 cores.</text:p>
        </text:list-item>
        <text:list-item>
          <text:p text:style-name="P16">OutOfMemory: We have distributed equal number of DRAM rows to each core and the rest of the rows are forbidden for access.<text:s/>We have made tests to check that an error is being raised if a core is accessing invalid memory<text:s/>(negative address/forbidden address/ address not assigned to that core).</text:p>
        </text:list-item>
        <text:list-item>
          <text:p text:style-name="P17">Weakness: We have 2 tests to highlight the limitations of our design.<text:s/>Our metric may lead us to take a core, while in some other core, there might be a lot of scope for forwarding, which would improve throughput.<text:s/>Another weakness is that when we switch cores, we raise DRAM request for the row that was earliest in the queue. This might lead to bad results in some case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arth Gupta</dc:creator>
    <meta:creation-date>2021-05-17T15:12:00Z</meta:creation-date>
    <dc:date>2021-05-17T14:47:00Z</dc:date>
    <meta:template xlink:href="Normal.dotm" xlink:type="simple"/>
    <meta:editing-cycles>51</meta:editing-cycles>
    <meta:editing-duration>PT16320S</meta:editing-duration>
    <meta:document-statistic meta:page-count="3" meta:paragraph-count="17" meta:word-count="1312" meta:character-count="8778" meta:row-count="62" meta:non-whitespace-character-count="7483"/>
  </office:meta>
</office:document-meta>
</file>